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90728" officeooo:paragraph-rsid="00090728"/>
    </style:style>
    <style:style style:name="P2" style:family="paragraph" style:parent-style-name="Text_20_body">
      <style:text-properties officeooo:rsid="000a9fcd" officeooo:paragraph-rsid="000a9fcd"/>
    </style:style>
    <style:style style:name="P3" style:family="paragraph" style:parent-style-name="Heading_20_1">
      <style:text-properties officeooo:rsid="00090728" officeooo:paragraph-rsid="00090728"/>
    </style:style>
    <style:style style:name="P4" style:family="paragraph" style:parent-style-name="Heading_20_1">
      <style:text-properties officeooo:rsid="000a9fcd" officeooo:paragraph-rsid="000a9fcd"/>
    </style:style>
    <style:style style:name="P5" style:family="paragraph" style:parent-style-name="Heading_20_2">
      <style:text-properties officeooo:rsid="00090728" officeooo:paragraph-rsid="00090728"/>
    </style:style>
    <style:style style:name="T1" style:family="text">
      <style:text-properties officeooo:rsid="000a9fcd"/>
    </style:style>
    <style:style style:name="T2" style:family="text">
      <style:text-properties officeooo:rsid="000bd8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hoosing a Project</text:h>
      <text:p text:style-name="P1">We decided to choose a project that Akiel had previously contributed to, the OpenMTPK library on github. Akiel was already very familiar with the codebase, so he would be able to tell Ethan where to look to resolve the issue we decide on. Because Akiel is well-established in the OpenMTPK community, there is also a high likelihood that our contribution will be merged into mainline as well.</text:p>
      <text:h text:style-name="P5" text:outline-level="2"/>
      <text:h text:style-name="P3" text:outline-level="1">Initial assessments</text:h>
      <text:p text:style-name="P1">We saw that it was started back in late 2022, and that it seemed to be reinventing the wheel and creating from-scratch versions of functionality already built in other projects.</text:p>
      <text:h text:style-name="P5" text:outline-level="2">Choosing an Issue</text:h>
      <text:p text:style-name="P1">There were several issues for our team to choose from in OpenMTPK, most of which were feature requests or other todo-type issues. We chose to attempt to tackle #29: DataFrame/DataTable related functionality, because it would allow machine-learning and linear regression to be used, and is necessary before #30 can be tackled. There were a few attempts that were in varying stages of completeness already in the project, but we would need to make them more complete and functional before the issue could be closed.</text:p>
      <text:h text:style-name="P3" text:outline-level="1">Creating a solution</text:h>
      <text:p text:style-name="P1">We began by looking into what functionality in the class was working before we started reimplementing things. Surprisingly, the only issue was trying to map column names to their values, and keeping the columns in the order they appeared in in the csv file. Ethan looked further into it, and discovered that it was using unordered-map&lt;T&gt; to tie column names to indices. </text:p>
      <text:p text:style-name="P1">As the name suggests, an unordered map is, by its very nature, not kept in any particular order. He then tried switching it to a map&lt;T&gt;, just to discover that it ordered the string keys in alphabetical order rather than in their order of insertion. To fix that, Akiel made a vector of pairs with the first element being a string for the column name, and the second being a vector of either strings, doubles, or ints to hold the values, depending on the type of values contained within the table. <text:span text:style-name="T1">This way, we can ensure that the selected columns stay in their order, and that their values can easily be selected by row and column. Akiel then posted our pull request</text:span></text:p>
      <text:h text:style-name="P4" text:outline-level="1">Code Reviews</text:h>
      <text:p text:style-name="P2">For our group’s code review, we received a PR from rahulinti79 into a brand new repository that had nothing to do with the project they chose that completely failed to meet the project’s standards. It didn’t get submitted as a fork of the original repository, doesn’t follow naming conventions for commits, <text:soft-page-break/>doesn’t include any comments whatsoever, and fails to even come remotely close to meeting the project’s goals with issue 40. They submitted a repo that contains a couple of C++ functions to do sums and Fibonacci, as well as some R bindings made using SWIG. They completely failed to meet the project’s standards. They didn’t even include any code in their group’s first request for us to review code, showing a complete lack of respect for the process of contributing to OpenMTPK. They failed to create an R binding for a single function in the library, and most of the code they added looked like absolutely unreadable garbage. The only redeeming part is that their submission was so unsuccessful that we didn’t need to waste too much time reading the 4000 lines of mostly SWIG boilerplate.</text:p>
      <text:p text:style-name="P2">For the review we received on our pull request, we got only one small quibble about including a function template in a header file. The review recommended that we put it in the .cpp file instead, but we decided not to do that for usability reasons so each type of the function didn’t need to be declared separately. We also were asked to use macros/constants and add more comments (as of 17 minutes ago, at time of writing). <text:span text:style-name="T2">We had decided to implement some C styled macros into the datatable.hpp header file. The macros added were for the minimum number of rows in the table for its display to be concatenated, this avoid displaying the entire dataset when not wan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Tahoma"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Tahoma"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4:43:20.504570140</meta:creation-date>
    <dc:date>2023-04-29T15:17:08.984363075</dc:date>
    <meta:editing-duration>PT51M33S</meta:editing-duration>
    <meta:editing-cycles>3</meta:editing-cycles>
    <meta:generator>LibreOffice/7.4.5.1$Linux_X86_64 LibreOffice_project/40$Build-1</meta:generator>
    <meta:document-statistic meta:table-count="0" meta:image-count="0" meta:object-count="0" meta:page-count="2" meta:paragraph-count="12" meta:word-count="685" meta:character-count="3968" meta:non-whitespace-character-count="3294"/>
  </office:meta>
</office:document-meta>
</file>